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8.256cm"/>
    </style:style>
    <style:style style:name="gr2" style:family="graphic" style:parent-style-name="standard">
      <style:graphic-properties draw:fill="solid" draw:fill-color="#ccccff" draw:textarea-horizontal-align="center" draw:textarea-vertical-align="middle"/>
    </style:style>
    <style:style style:name="gr3" style:family="graphic" style:parent-style-name="standard">
      <style:graphic-properties draw:fill="solid" draw:fill-color="#00cccc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solid" draw:fill-color="#99ccff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958cm"/>
    </style:style>
    <style:style style:name="gr7" style:family="graphic" style:parent-style-name="standard" style:list-style-name="L2">
      <style:graphic-properties draw:stroke="none" svg:stroke-color="#000000" draw:fill="none" draw:fill-color="#ffffff" fo:min-height="2.19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265cm" fo:margin-right="0cm" fo:margin-top="0.3cm" fo:margin-bottom="0cm" text:enable-numbering="true" fo:text-indent="-0.251cm"/>
    </style:style>
    <style:style style:name="P3" style:family="paragraph">
      <style:paragraph-properties fo:margin-left="0cm" fo:margin-right="0cm" fo:text-indent="0cm"/>
      <style:text-properties fo:font-size="14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font-weight="bold"/>
    </style:style>
    <style:style style:name="P8" style:family="paragraph">
      <style:paragraph-properties fo:text-align="center"/>
      <style:text-properties fo:font-weight="bold"/>
    </style:style>
    <style:style style:name="P9" style:family="paragraph">
      <style:paragraph-properties fo:text-align="center"/>
    </style:style>
    <style:style style:name="P10" style:family="paragraph">
      <style:paragraph-properties fo:margin-left="0.265cm" fo:margin-right="0cm" fo:margin-top="0.3cm" fo:margin-bottom="0cm" text:enable-numbering="false" fo:text-indent="-0.251cm"/>
    </style:style>
    <style:style style:name="P11" style:family="paragraph">
      <style:paragraph-properties fo:margin-left="0.265cm" fo:margin-right="0cm" fo:margin-top="0.3cm" fo:margin-bottom="0cm" text:enable-numbering="true" fo:text-indent="-0.251cm"/>
      <style:text-properties fo:font-size="14pt"/>
    </style:style>
    <style:style style:name="T1" style:family="text">
      <style:text-properties fo:font-size="14pt" fo:font-weight="bold"/>
    </style:style>
    <style:style style:name="T2" style:family="text">
      <style:text-properties fo:font-size="14pt" fo:font-weight="normal"/>
    </style:style>
    <style:style style:name="T3" style:family="text">
      <style:text-properties fo:font-size="14pt" fo:font-style="italic" fo:font-weight="normal"/>
    </style:style>
    <style:style style:name="T4" style:family="text">
      <style:text-properties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014cm" text:min-label-width="0.251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014cm" text:min-label-width="0.25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014cm" text:min-label-width="0.25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5.99cm" svg:height="8.256cm" svg:x="2.531cm" svg:y="2.243cm">
          <draw:text-box>
            <text:list text:style-name="L1">
              <text:list-item>
                <text:p text:style-name="P1"><text:span text:style-name="T1">JScience distributions:</text:span></text:p>
              </text:list-item>
            </text:list>
            <text:list text:style-name="L2">
              <text:list-item>
                <text:p text:style-name="P2"><text:span text:style-name="T1">Level 1 release</text:span><text:span text:style-name="T2"> (“Core Mathematics”) for environments short on memory (PDA...) contains </text:span><text:span text:style-name="T3">awt, help, io, mathematics, measure.random, media, ml, net, swing, text and util</text:span><text:span text:style-name="T2"> packages.</text:span></text:p>
              </text:list-item>
            </text:list>
            <text:list text:style-name="L2">
              <text:list-item>
                <text:p text:style-name="P2"><text:span text:style-name="T1">Level 2 release</text:span><text:span text:style-name="T2"> (“Hard Sciences”) contains all the level 1 and </text:span><text:span text:style-name="T3">architecture, astronomy, bibliography, chemistry, computing, devices, earth, engineering and physics</text:span><text:span text:style-name="T2"> packages.</text:span></text:p>
              </text:list-item>
            </text:list>
            <text:list text:style-name="L2">
              <text:list-item>
                <text:p text:style-name="P2"><text:span text:style-name="T1">Level 3 release</text:span><text:span text:style-name="T2"> (“Soft Sciences”) contains all the level 2 and </text:span><text:span text:style-name="T3">arts, biology, earth.weather, economics, geography, history, law, linguistics, measure, medicine, <text:s/>philosophy, politics, psychology, sociology and sports</text:span><text:span text:style-name="T2"> packages.</text:span></text:p>
              </text:list-item>
            </text:list>
            <text:list text:style-name="L3">
              <text:list-item>
                <text:p text:style-name="P2"><text:span text:style-name="T2">Support data files are delivered for all sciences as a supplemental distribution (not part of the library).</text:span></text:p>
              </text:list-item>
            </text:list>
          </draw:text-box>
        </draw:frame>
        <draw:g>
          <draw:rect draw:style-name="gr2" draw:text-style-name="P5" draw:layer="layout" svg:width="11.179cm" svg:height="1.168cm" svg:x="4.869cm" svg:y="21.896cm">
            <text:p text:style-name="P4"><text:span text:style-name="T4">J2SE</text:span></text:p>
          </draw:rect>
          <draw:rect draw:style-name="gr3" draw:text-style-name="P7" draw:layer="layout" svg:width="11.218cm" svg:height="1.088cm" svg:x="4.83cm" svg:y="20.405cm">
            <text:p text:style-name="P6"><text:span text:style-name="T4">Support libraries</text:span></text:p>
          </draw:rect>
          <draw:rect draw:style-name="gr4" draw:text-style-name="P8" draw:layer="layout" svg:width="11.069cm" svg:height="7.654cm" svg:x="4.868cm" svg:y="12.308cm">
            <text:p text:style-name="P1"/>
          </draw:rect>
          <draw:rect draw:style-name="gr5" draw:text-style-name="P9" draw:layer="layout" svg:width="10.662cm" svg:height="1.37cm" svg:x="5.089cm" svg:y="17.485cm">
            <text:p text:style-name="P6">Core Mathematics</text:p>
          </draw:rect>
          <draw:rect draw:style-name="gr5" draw:text-style-name="P9" draw:layer="layout" svg:width="10.661cm" svg:height="1.37cm" svg:x="5.09cm" svg:y="15.934cm">
            <text:p text:style-name="P6">Hard Sciences</text:p>
          </draw:rect>
          <draw:rect draw:style-name="gr5" draw:text-style-name="P9" draw:layer="layout" svg:width="10.661cm" svg:height="1.37cm" svg:x="5.054cm" svg:y="14.363cm">
            <text:p text:style-name="P6">Soft Sciences</text:p>
          </draw:rect>
          <draw:rect draw:style-name="gr5" draw:text-style-name="P9" draw:layer="layout" svg:width="10.662cm" svg:height="1.37cm" svg:x="5.053cm" svg:y="12.792cm">
            <text:p text:style-name="P6">Support data files</text:p>
          </draw:rect>
          <draw:frame draw:style-name="gr6" draw:text-style-name="P7" draw:layer="layout" svg:width="10.587cm" svg:height="0.958cm" svg:x="5.128cm" svg:y="18.976cm">
            <draw:text-box>
              <text:p text:style-name="P6"><text:span text:style-name="T4">JScience</text:span></text:p>
            </draw:text-box>
          </draw:frame>
        </draw:g>
        <draw:frame draw:style-name="gr7" draw:text-style-name="P11" draw:layer="layout" svg:width="15.932cm" svg:height="2.192cm" svg:x="2.333cm" svg:y="25.377cm">
          <draw:text-box>
            <text:p text:style-name="P10"><text:span text:style-name="T2">Support libraries are J2EE, Java3D, JavaComm, JavaMail, OpenBQS client, JGraph, AntLR, Javolution, Xerces, JDom, JAX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102cm" fo:margin-bottom="1.307cm" fo:margin-left="0.339cm" fo:margin-right="0.37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4-12-23T23:09:36</meta:creation-date>
    <dc:creator>Silvere Martin-Michiellot</dc:creator>
    <dc:date>2007-11-20T19:15:54</dc:date>
    <dc:language>en-US</dc:language>
    <meta:editing-cycles>8</meta:editing-cycles>
    <meta:editing-duration>PT1H0M17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